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css3t="http://www.w3.org/TR/css3-text/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office="urn:oasis:names:tc:opendocument:xmlns:office:1.0" xmlns:formx="urn:openoffice:names:experimental:ooxml-odf-interop:xmlns:form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ular1" svg:font-family="NimbusRomanular"/>
    <style:font-face style:name="Times1" svg:font-family="Times" style:font-family-generic="roman"/>
    <style:font-face style:name="Times2" svg:font-family="Times" style:font-adornments="Regular" style:font-family-generic="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ular" svg:font-family="NimbusRoman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161cm" svg:stroke-color="#ff0000" draw:stroke-linejoin="miter" svg:stroke-linecap="butt" draw:fill="none" fo:padding-top="0.08cm" fo:padding-bottom="0.08cm" fo:padding-left="0.08cm" fo:padding-right="0.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14cm" fo:min-width="2.3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ffd700"/>
    </style:style>
    <style:style style:name="gr5" style:family="graphic" style:parent-style-name="standard">
      <style:graphic-properties draw:stroke="solid" svg:stroke-width="0.161cm" svg:stroke-color="#ffd700" draw:stroke-linejoin="miter" svg:stroke-linecap="butt" draw:fill="none" fo:padding-top="0.08cm" fo:padding-bottom="0.08cm" fo:padding-left="0.08cm" fo:padding-right="0.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614cm" fo:min-width="3.49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614cm" fo:min-width="4.68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32cd32"/>
    </style:style>
    <style:style style:name="gr9" style:family="graphic" style:parent-style-name="standard">
      <style:graphic-properties draw:stroke="solid" svg:stroke-width="0.161cm" svg:stroke-color="#ffffff" draw:stroke-linejoin="miter" svg:stroke-linecap="butt" draw:fill="none" fo:padding-top="0.08cm" fo:padding-bottom="0.08cm" fo:padding-left="0.08cm" fo:padding-right="0.0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614cm" fo:min-width="3.40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274cm" svg:stroke-color="#000000" draw:marker-end="Rounded_20_short_20_Arrow" draw:marker-end-width="1.2cm" draw:stroke-linejoin="miter" svg:stroke-linecap="butt" draw:fill="none" fo:padding-top="0.137cm" fo:padding-bottom="0.137cm" fo:padding-left="0.137cm" fo:padding-right="0.137cm"/>
    </style:style>
    <style:style style:name="gr12" style:family="graphic" style:parent-style-name="standard">
      <style:graphic-properties draw:stroke="solid" svg:stroke-width="0.161cm" svg:stroke-color="#000000" draw:stroke-linejoin="miter" svg:stroke-linecap="butt" draw:fill="none" fo:padding-top="0.08cm" fo:padding-bottom="0.08cm" fo:padding-left="0.08cm" fo:padding-right="0.08cm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012cm" fo:min-width="4.6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644cm" svg:stroke-color="#000000" draw:marker-end="Rounded_20_short_20_Arrow" draw:marker-end-width="1.2cm" draw:stroke-linejoin="miter" svg:stroke-linecap="butt" draw:fill="none" fo:padding-top="0.322cm" fo:padding-bottom="0.322cm" fo:padding-left="0.322cm" fo:padding-right="0.322cm"/>
    </style:style>
    <style:style style:name="gr15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012cm" fo:min-width="5.49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241cm" svg:stroke-color="#000000" draw:marker-end="Rounded_20_short_20_Arrow" draw:marker-end-width="1cm" draw:stroke-linejoin="miter" svg:stroke-linecap="butt" draw:fill="none" fo:padding-top="0.12cm" fo:padding-bottom="0.12cm" fo:padding-left="0.12cm" fo:padding-right="0.1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14cm" fo:min-width="2.24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614cm" fo:min-width="3.7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483cm" svg:stroke-color="#000000" draw:marker-end="Rounded_20_short_20_Arrow" draw:marker-end-width="1.2cm" draw:stroke-linejoin="miter" svg:stroke-linecap="butt" draw:fill="none" fo:padding-top="0.241cm" fo:padding-bottom="0.241cm" fo:padding-left="0.241cm" fo:padding-right="0.241cm"/>
    </style:style>
    <style:style style:name="gr20" style:family="graphic" style:parent-style-name="standard">
      <style:graphic-properties draw:stroke="solid" svg:stroke-width="0.402cm" svg:stroke-color="#000000" draw:marker-end="Rounded_20_short_20_Arrow" draw:marker-end-width="1.2cm" draw:stroke-linejoin="miter" svg:stroke-linecap="butt" draw:fill="none" fo:padding-top="0.201cm" fo:padding-bottom="0.201cm" fo:padding-left="0.201cm" fo:padding-right="0.201cm"/>
    </style:style>
    <style:style style:name="gr21" style:family="graphic" style:parent-style-name="standard">
      <style:graphic-properties draw:stroke="solid" svg:stroke-width="0.612cm" svg:stroke-color="#000000" draw:marker-end="Rounded_20_short_20_Arrow" draw:marker-end-width="1.2cm" draw:stroke-linejoin="miter" svg:stroke-linecap="butt" draw:fill="none" fo:padding-top="0.306cm" fo:padding-bottom="0.306cm" fo:padding-left="0.306cm" fo:padding-right="0.306cm"/>
    </style:style>
    <style:style style:name="gr22" style:family="graphic" style:parent-style-name="standard">
      <style:graphic-properties draw:stroke="solid" svg:stroke-width="0.612cm" svg:stroke-color="#000000" draw:marker-end="Rounded_20_short_20_Arrow" draw:marker-end-width="1.5cm" draw:stroke-linejoin="miter" svg:stroke-linecap="butt" draw:fill="none" fo:padding-top="0.306cm" fo:padding-bottom="0.306cm" fo:padding-left="0.306cm" fo:padding-right="0.306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614cm" fo:min-width="1.6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614cm" fo:min-width="4.5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322cm" svg:stroke-color="#000000" draw:marker-end="Rounded_20_short_20_Arrow" draw:marker-end-width="1.2cm" draw:stroke-linejoin="miter" svg:stroke-linecap="butt" draw:fill="none" fo:padding-top="0.161cm" fo:padding-bottom="0.161cm" fo:padding-left="0.161cm" fo:padding-right="0.161cm"/>
    </style:style>
    <style:style style:name="gr26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614cm" fo:min-width="4.57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322cm" svg:stroke-color="#000000" draw:stroke-linejoin="miter" svg:stroke-linecap="butt" draw:fill="none" fo:padding-top="0.161cm" fo:padding-bottom="0.161cm" fo:padding-left="0.161cm" fo:padding-right="0.161cm"/>
    </style:style>
    <style:style style:name="gr28" style:family="graphic" style:parent-style-name="standard">
      <style:graphic-properties draw:stroke="solid" svg:stroke-width="0.306cm" svg:stroke-color="#000000" draw:marker-end="Rounded_20_short_20_Arrow" draw:marker-end-width="1cm" draw:stroke-linejoin="miter" svg:stroke-linecap="butt" draw:fill="none" fo:padding-top="0.153cm" fo:padding-bottom="0.153cm" fo:padding-left="0.153cm" fo:padding-right="0.153cm"/>
    </style:style>
    <style:style style:name="gr29" style:family="graphic" style:parent-style-name="standard">
      <style:graphic-properties draw:stroke="solid" svg:stroke-width="0.306cm" svg:stroke-color="#000000" draw:marker-end="Rounded_20_short_20_Arrow" draw:marker-end-width="1.2cm" draw:stroke-linejoin="miter" svg:stroke-linecap="butt" draw:fill="none" fo:padding-top="0.153cm" fo:padding-bottom="0.153cm" fo:padding-left="0.153cm" fo:padding-right="0.153cm"/>
    </style:style>
    <style:style style:name="gr30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012cm" fo:min-width="5.63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solid" svg:stroke-width="0.419cm" svg:stroke-color="#000000" draw:marker-end="Rounded_20_short_20_Arrow" draw:marker-end-width="1.2cm" draw:stroke-linejoin="miter" svg:stroke-linecap="butt" draw:fill="none" fo:padding-top="0.209cm" fo:padding-bottom="0.209cm" fo:padding-left="0.209cm" fo:padding-right="0.209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2.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29cm" svg:stroke-color="#000000" draw:marker-end="Rounded_20_short_20_Arrow" draw:marker-end-width="1cm" draw:stroke-linejoin="miter" svg:stroke-linecap="butt" draw:fill="none" fo:padding-top="0.145cm" fo:padding-bottom="0.145cm" fo:padding-left="0.145cm" fo:padding-right="0.145cm"/>
    </style:style>
    <style:style style:name="gr34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614cm" fo:min-width="4.17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svg:stroke-width="0.515cm" svg:stroke-color="#000000" draw:marker-end="Rounded_20_short_20_Arrow" draw:marker-end-width="1.4cm" draw:stroke-linejoin="miter" svg:stroke-linecap="butt" draw:fill="none" fo:padding-top="0.257cm" fo:padding-bottom="0.257cm" fo:padding-left="0.257cm" fo:padding-right="0.257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1.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solid" draw:fill-color="#ff8c00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4.34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2.075cm" fo:min-width="4.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solid" svg:stroke-width="0.644cm" svg:stroke-color="#000000" draw:marker-end="Rounded_20_short_20_Arrow" draw:marker-end-width="1.5cm" draw:stroke-linejoin="miter" svg:stroke-linecap="butt" draw:fill="none" fo:padding-top="0.322cm" fo:padding-bottom="0.322cm" fo:padding-left="0.322cm" fo:padding-right="0.322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5.97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2.075cm" fo:min-width="5.4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solid" svg:stroke-width="0.435cm" svg:stroke-color="#000000" draw:marker-end="Rounded_20_short_20_Arrow" draw:marker-end-width="1cm" draw:stroke-linejoin="miter" svg:stroke-linecap="butt" draw:fill="none" fo:padding-top="0.217cm" fo:padding-bottom="0.217cm" fo:padding-left="0.217cm" fo:padding-right="0.217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614cm" fo:min-width="6.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solid" svg:stroke-width="0.58cm" svg:stroke-color="#000000" draw:marker-end="Rounded_20_short_20_Arrow" draw:marker-end-width="1.5cm" draw:stroke-linejoin="miter" svg:stroke-linecap="butt" draw:fill="none" fo:padding-top="0.29cm" fo:padding-bottom="0.29cm" fo:padding-left="0.29cm" fo:padding-right="0.29cm"/>
    </style:style>
    <style:style style:name="gr46" style:family="graphic" style:parent-style-name="objectwithoutfill">
      <style:graphic-properties draw:stroke="dash" draw:stroke-dash="Double_20_Dash" svg:stroke-width="0.1cm" svg:stroke-color="#000000" draw:marker-start-width="0.35cm" draw:marker-end="Arrow" draw:marker-end-width="0.45cm" draw:fill="solid" draw:textarea-horizontal-align="center" draw:textarea-vertical-align="middle" fo:padding-top="0.05cm" fo:padding-bottom="0.05cm" fo:padding-left="0.05cm" fo:padding-right="0.05cm"/>
    </style:style>
    <style:style style:name="gr47" style:family="graphic" style:parent-style-name="standard">
      <style:graphic-properties draw:stroke="solid" svg:stroke-width="0.3cm" svg:stroke-color="#000000" draw:marker-start-width="0.05cm" draw:marker-end="Rounded_20_short_20_Arrow" draw:marker-end-width="1.05cm" draw:stroke-linejoin="miter" svg:stroke-linecap="butt" draw:fill="none" fo:padding-top="0.15cm" fo:padding-bottom="0.15cm" fo:padding-left="0.15cm" fo:padding-right="0.15cm"/>
    </style:style>
    <style:style style:name="gr48" style:family="graphic" style:parent-style-name="standard">
      <style:graphic-properties draw:stroke="solid" svg:stroke-width="0.34cm" svg:stroke-color="#000000" draw:marker-start-width="0cm" draw:marker-end="Rounded_20_short_20_Arrow" draw:marker-end-width="0.74cm" draw:stroke-linejoin="miter" svg:stroke-linecap="butt" draw:fill="none" fo:padding-top="0.17cm" fo:padding-bottom="0.17cm" fo:padding-left="0.17cm" fo:padding-right="0.17cm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Times2" fo:font-size="45.7000007629395pt" style:font-size-asian="45.7000007629395pt" style:font-size-complex="45.7000007629395pt"/>
    </style:style>
    <style:style style:name="P5" style:family="paragraph">
      <loext:graphic-properties draw:fill="solid" draw:fill-color="#ffd700"/>
    </style:style>
    <style:style style:name="P6" style:family="paragraph">
      <loext:graphic-properties draw:fill="none"/>
      <style:paragraph-properties style:writing-mode="lr-tb"/>
      <style:text-properties style:font-name="Times2" fo:font-size="45.7000007629395pt" style:font-size-asian="45.7000007629395pt" style:font-size-complex="45.7000007629395pt"/>
    </style:style>
    <style:style style:name="P7" style:family="paragraph">
      <loext:graphic-properties draw:fill="solid" draw:fill-color="#ffffff"/>
      <style:paragraph-properties fo:text-align="start" style:writing-mode="lr-tb"/>
      <style:text-properties style:font-name="Times2" fo:font-size="45.7000007629395pt" style:font-size-asian="45.7000007629395pt" style:font-size-complex="45.7000007629395pt"/>
    </style:style>
    <style:style style:name="P8" style:family="paragraph">
      <loext:graphic-properties draw:fill="solid" draw:fill-color="#32cd32"/>
    </style:style>
    <style:style style:name="P9" style:family="paragraph">
      <loext:graphic-properties draw:fill="solid" draw:fill-color="#ffffff"/>
      <style:paragraph-properties fo:text-align="start" style:writing-mode="lr-tb"/>
      <style:text-properties fo:font-size="45.7000007629395pt" style:font-size-asian="45.7000007629395pt" style:font-size-complex="45.7000007629395pt"/>
    </style:style>
    <style:style style:name="P10" style:family="paragraph">
      <loext:graphic-properties draw:fill="solid" draw:fill-color="#ff8c00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color="#000000" style:font-name="Times2" fo:font-size="45.7000007629395pt" style:font-size-asian="45.7000007629395pt" style:font-name-complex="NimbusRomanular1" style:font-size-complex="45.7000007629395pt"/>
    </style:style>
    <style:style style:name="T2" style:family="text">
      <style:text-properties fo:color="#000000" style:font-name="NimbusRomanular1" fo:font-size="45.7000007629395pt" style:font-size-asian="45.7000007629395pt" style:font-name-complex="NimbusRomanular1" style:font-size-complex="45.7000007629395pt"/>
    </style:style>
    <style:style style:name="T3" style:family="text">
      <style:text-properties fo:color="#000000" style:text-position="sub 58%" style:font-name="Times2" fo:font-size="45.7000007629395pt" style:font-size-asian="45.7000007629395pt" style:font-name-complex="NimbusRomanular1" style:font-size-complex="45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7.544cm" svg:height="67.103cm" svg:x="6.955cm" svg:y="7.096cm" svg:viewBox="0 0 57545 67104" draw:points="0,0 57545,0 57545,67104 0,67104">
          <text:p/>
        </draw:polygon>
        <draw:path draw:style-name="gr2" draw:text-style-name="P2" draw:layer="layout" svg:width="3.609cm" svg:height="2.688cm" svg:x="29.9cm" svg:y="65.5cm" svg:viewBox="0 0 3610 2689" svg:d="M3610 1345c0 742-808 1344-1805 1344s-1805-602-1805-1344 808-1345 1805-1345 1805 603 1805 1345z">
          <text:p/>
        </draw:path>
        <draw:frame draw:style-name="gr3" draw:text-style-name="P4" draw:layer="layout" svg:width="2.33cm" svg:height="1.614cm" svg:x="30.57cm" svg:y="66.286cm">
          <draw:text-box>
            <text:p text:style-name="P3"><text:span text:style-name="T1">NO</text:span></text:p>
          </draw:text-box>
        </draw:frame>
        <draw:path draw:style-name="gr4" draw:text-style-name="P5" draw:layer="layout" svg:width="5.205cm" svg:height="2.833cm" svg:x="20.113cm" svg:y="71.259cm" svg:viewBox="0 0 5206 2834" svg:d="M5206 1417c0 783-1165 1417-2603 1417-1437 0-2603-634-2603-1417s1166-1417 2603-1417c1438 0 2603 634 2603 1417z">
          <text:p/>
        </draw:path>
        <draw:path draw:style-name="gr5" draw:text-style-name="P2" draw:layer="layout" svg:width="5.205cm" svg:height="2.833cm" svg:x="20.113cm" svg:y="71.259cm" svg:viewBox="0 0 5206 2834" svg:d="M5206 1417c0 783-1165 1417-2603 1417-1437 0-2603-634-2603-1417s1166-1417 2603-1417c1438 0 2603 634 2603 1417z">
          <text:p/>
        </draw:path>
        <draw:frame draw:style-name="gr6" draw:text-style-name="P6" draw:layer="layout" svg:width="3.495cm" svg:height="1.614cm" svg:x="21.005cm" svg:y="71.986cm">
          <draw:text-box>
            <text:p text:style-name="P3"><text:span text:style-name="T1">HNO</text:span></text:p>
          </draw:text-box>
        </draw:frame>
        <draw:frame draw:style-name="gr7" draw:text-style-name="P7" draw:layer="layout" svg:width="4.684cm" svg:height="1.614cm" svg:x="25.716cm" svg:y="68.5cm">
          <draw:text-box>
            <text:p text:style-name="P3"><text:span text:style-name="T1"><text:s/></text:span><text:span text:style-name="T1">11.5%</text:span></text:p>
          </draw:text-box>
        </draw:frame>
        <draw:path draw:style-name="gr8" draw:text-style-name="P8" draw:layer="layout" svg:width="5.132cm" svg:height="2.832cm" svg:x="25.937cm" svg:y="7.118cm" svg:viewBox="0 0 5133 2833" svg:d="M5133 1416c0 782-1149 1417-2566 1417-1418 0-2567-635-2567-1417s1149-1416 2567-1416c1417 0 2566 634 2566 1416z">
          <text:p/>
        </draw:path>
        <draw:path draw:style-name="gr9" draw:text-style-name="P2" draw:layer="layout" svg:width="5.132cm" svg:height="2.832cm" svg:x="25.937cm" svg:y="7.118cm" svg:viewBox="0 0 5133 2833" svg:d="M5133 1416c0 782-1149 1417-2566 1417-1418 0-2567-635-2567-1417s1149-1416 2567-1416c1417 0 2566 634 2566 1416z">
          <text:p/>
        </draw:path>
        <draw:frame draw:style-name="gr7" draw:text-style-name="P7" draw:layer="layout" svg:width="4.684cm" svg:height="1.614cm" svg:x="30.3cm" svg:y="69.9cm">
          <draw:text-box>
            <text:p text:style-name="P3"><text:span text:style-name="T1"><text:s/></text:span><text:span text:style-name="T1">15.9%</text:span></text:p>
          </draw:text-box>
        </draw:frame>
        <draw:path draw:style-name="gr4" draw:text-style-name="P5" draw:layer="layout" svg:width="3.623cm" svg:height="2.833cm" svg:x="23.548cm" svg:y="54.252cm" svg:viewBox="0 0 3624 2834" svg:d="M3624 1418c0 782-812 1416-1812 1416-1001 0-1812-634-1812-1416 0-783 811-1418 1812-1418 1000 0 1812 635 1812 1418z">
          <text:p/>
        </draw:path>
        <draw:path draw:style-name="gr5" draw:text-style-name="P2" draw:layer="layout" svg:width="3.623cm" svg:height="2.833cm" svg:x="23.548cm" svg:y="54.252cm" svg:viewBox="0 0 3624 2834" svg:d="M3624 1418c0 782-812 1416-1812 1416-1001 0-1812-634-1812-1416 0-783 811-1418 1812-1418 1000 0 1812 635 1812 1418z">
          <text:p/>
        </draw:path>
        <draw:frame draw:style-name="gr10" draw:text-style-name="P6" draw:layer="layout" svg:width="3.406cm" svg:height="1.614cm" svg:x="26.794cm" svg:y="7.786cm">
          <draw:text-box>
            <text:p text:style-name="P3"><text:span text:style-name="T1">HCN</text:span></text:p>
          </draw:text-box>
        </draw:frame>
        <draw:path draw:style-name="gr11" draw:text-style-name="P2" draw:layer="layout" svg:width="4.396cm" svg:height="44.289cm" svg:x="26.203cm" svg:y="9.953cm" svg:viewBox="0 0 4397 44290" svg:d="M3089 0c0 1165 0 2857 0 4336v18345c0 6794 2594 8674 477 15282-747 2327-2430 4815-3566 6327">
          <text:p/>
        </draw:path>
        <draw:frame draw:style-name="gr3" draw:text-style-name="P6" draw:layer="layout" svg:width="2.33cm" svg:height="1.614cm" svg:x="24.1cm" svg:y="55.086cm">
          <draw:text-box>
            <text:p text:style-name="P3"><text:span text:style-name="T1">NH</text:span></text:p>
          </draw:text-box>
        </draw:frame>
        <draw:path draw:style-name="gr12" draw:text-style-name="P2" draw:layer="layout" svg:width="5.103cm" svg:height="2.833cm" svg:x="13.426cm" svg:y="16.29cm" svg:viewBox="0 0 5104 2834" svg:d="M5104 1416c0 783-1143 1418-2552 1418s-2552-635-2552-1418c0-782 1143-1416 2552-1416s2552 634 2552 1416z">
          <text:p/>
        </draw:path>
        <draw:frame draw:style-name="gr13" draw:text-style-name="P7" draw:layer="layout" svg:width="4.684cm" svg:height="2.012cm" svg:x="26.9cm" svg:y="30.7cm">
          <draw:text-box>
            <text:p text:style-name="P3"><text:span text:style-name="T1"><text:s/></text:span><text:span text:style-name="T1">15.9%</text:span></text:p>
          </draw:text-box>
        </draw:frame>
        <draw:path draw:style-name="gr14" draw:text-style-name="P2" draw:layer="layout" svg:width="10.305cm" svg:height="7.498cm" svg:x="15.636cm" svg:y="8.636cm" svg:viewBox="0 0 10306 7499" svg:d="M10306 0c-3014 176-7757 648-8965 1897-1424 1473-1440 3976-1264 5602">
          <text:p/>
        </draw:path>
        <draw:frame draw:style-name="gr10" draw:text-style-name="P6" draw:layer="layout" svg:width="3.406cm" svg:height="1.614cm" svg:x="14.294cm" svg:y="17.1cm">
          <draw:text-box>
            <text:p text:style-name="P3"><text:span text:style-name="T1">HNC</text:span></text:p>
          </draw:text-box>
        </draw:frame>
        <draw:path draw:style-name="gr12" draw:text-style-name="P2" draw:layer="layout" svg:width="3.494cm" svg:height="2.833cm" svg:x="34.768cm" svg:y="31.217cm" svg:viewBox="0 0 3495 2834" svg:d="M3495 1417c0 783-782 1417-1748 1417-965 0-1747-634-1747-1417s782-1417 1747-1417c966 0 1748 634 1748 1417z">
          <text:p/>
        </draw:path>
        <draw:frame draw:style-name="gr15" draw:text-style-name="P9" draw:layer="layout" svg:width="5.492cm" svg:height="2.012cm" svg:x="12.8cm" svg:y="11.888cm">
          <draw:text-box>
            <text:p text:style-name="P3"><text:span text:style-name="T2"><text:s/></text:span><text:span text:style-name="T1">100.0</text:span><text:span text:style-name="T1">%</text:span></text:p>
          </draw:text-box>
        </draw:frame>
        <draw:path draw:style-name="gr16" draw:text-style-name="P2" draw:layer="layout" svg:width="4.668cm" svg:height="22.392cm" svg:x="30.1cm" svg:y="9.6cm" svg:viewBox="0 0 4669 22393" svg:d="M0 0c319 1170 698 2886 698 4434v12755c0 2628 2374 4346 3971 5204">
          <text:p/>
        </draw:path>
        <draw:frame draw:style-name="gr17" draw:text-style-name="P6" draw:layer="layout" svg:width="2.241cm" svg:height="1.614cm" svg:x="35.4cm" svg:y="32cm">
          <draw:text-box>
            <text:p text:style-name="P3"><text:span text:style-name="T1">CN</text:span></text:p>
          </draw:text-box>
        </draw:frame>
        <draw:path draw:style-name="gr12" draw:text-style-name="P2" draw:layer="layout" svg:width="5.06cm" svg:height="2.833cm" svg:x="20.239cm" svg:y="35.766cm" svg:viewBox="0 0 5061 2834" svg:d="M5061 1417c0 782-1133 1417-2531 1417-1397 0-2530-635-2530-1417 0-783 1133-1417 2530-1417 1398 0 2531 634 2531 1417z">
          <text:p/>
        </draw:path>
        <draw:frame draw:style-name="gr18" draw:text-style-name="P7" draw:layer="layout" svg:width="3.765cm" svg:height="1.614cm" svg:x="29.635cm" svg:y="20.1cm">
          <draw:text-box>
            <text:p text:style-name="P3"><text:span text:style-name="T1"><text:s/></text:span><text:span text:style-name="T1">3.7%</text:span></text:p>
          </draw:text-box>
        </draw:frame>
        <draw:path draw:style-name="gr19" draw:text-style-name="P2" draw:layer="layout" svg:width="3.844cm" svg:height="26.238cm" svg:x="22.716cm" svg:y="9.461cm" svg:viewBox="0 0 3845 26239" svg:d="M3845 0c-1682 915-3845 2505-3845 4634v17604c0 1353 0 2892 0 4001">
          <text:p/>
        </draw:path>
        <draw:frame draw:style-name="gr10" draw:text-style-name="P6" draw:layer="layout" svg:width="3.406cm" svg:height="1.614cm" svg:x="21.1cm" svg:y="36.6cm">
          <draw:text-box>
            <text:p text:style-name="P3"><text:span text:style-name="T1">NCO</text:span></text:p>
          </draw:text-box>
        </draw:frame>
        <draw:path draw:style-name="gr20" draw:text-style-name="P2" draw:layer="layout" svg:width="4.41cm" svg:height="8.899cm" svg:x="25.989cm" svg:y="57cm" svg:viewBox="0 0 4411 8900" svg:d="M0 0c1108 2233 3277 6610 4411 8900">
          <text:p/>
        </draw:path>
        <draw:frame draw:style-name="gr13" draw:text-style-name="P9" draw:layer="layout" svg:width="4.684cm" svg:height="2.012cm" svg:x="20.2cm" svg:y="22.619cm">
          <draw:text-box>
            <text:p text:style-name="P3"><text:span text:style-name="T2"><text:s/></text:span><text:span text:style-name="T1">69</text:span><text:span text:style-name="T1">.4</text:span><text:span text:style-name="T1">%</text:span></text:p>
          </draw:text-box>
        </draw:frame>
        <draw:path draw:style-name="gr21" draw:text-style-name="P2" draw:layer="layout" svg:width="2.379cm" svg:height="14.043cm" svg:x="22.605cm" svg:y="57.052cm" svg:viewBox="0 0 2380 14044" svg:d="M2380 0c-632 2395-1875 7480-2316 11868-72 712-73 1504-51 2176">
          <text:p/>
        </draw:path>
        <draw:frame draw:style-name="gr13" draw:text-style-name="P9" draw:layer="layout" svg:width="4.684cm" svg:height="2.012cm" svg:x="25.716cm" svg:y="60.188cm">
          <draw:text-box>
            <text:p text:style-name="P3"><text:span text:style-name="T2"><text:s/></text:span><text:span text:style-name="T1">21.1%</text:span></text:p>
          </draw:text-box>
        </draw:frame>
        <draw:path draw:style-name="gr4" draw:text-style-name="P5" draw:layer="layout" svg:width="3.303cm" svg:height="2.688cm" svg:x="36.6cm" svg:y="58.311cm" svg:viewBox="0 0 3304 2689" svg:d="M3304 1345c0 742-738 1344-1653 1344-913 0-1651-602-1651-1344s738-1345 1651-1345c915 0 1653 603 1653 1345z">
          <text:p/>
        </draw:path>
        <draw:frame draw:style-name="gr7" draw:text-style-name="P7" draw:layer="layout" svg:width="4.684cm" svg:height="1.614cm" svg:x="21.116cm" svg:y="62.9cm">
          <draw:text-box>
            <text:p text:style-name="P3"><text:span text:style-name="T1"><text:s/></text:span><text:span text:style-name="T1">71.6%</text:span></text:p>
          </draw:text-box>
        </draw:frame>
        <draw:path draw:style-name="gr22" draw:text-style-name="P2" draw:layer="layout" svg:width="9.901cm" svg:height="2.959cm" svg:x="26.798cm" svg:y="56.54cm" svg:viewBox="0 0 9902 2960" svg:d="M0 0c702 238 1487 519 2166 803 1218 506 1175 874 2541 1261 1328 376 1893 124 3300 408 648 130 1323 315 1895 488">
          <text:p/>
        </draw:path>
        <draw:frame draw:style-name="gr23" draw:text-style-name="P6" draw:layer="layout" svg:width="1.611cm" svg:height="1.614cm" svg:x="37.5cm" svg:y="58.886cm">
          <draw:text-box>
            <text:p text:style-name="P3"><text:span text:style-name="T1">N</text:span></text:p>
          </draw:text-box>
        </draw:frame>
        <draw:path draw:style-name="gr12" draw:text-style-name="P2" draw:layer="layout" svg:width="6.699cm" svg:height="2.832cm" svg:x="12.628cm" svg:y="42.727cm" svg:viewBox="0 0 6700 2833" svg:d="M6700 1417c0 782-1499 1416-3350 1416-1850 0-3350-634-3350-1416 0-783 1500-1417 3350-1417 1851 0 3350 634 3350 1417z">
          <text:p/>
        </draw:path>
        <draw:frame draw:style-name="gr13" draw:text-style-name="P9" draw:layer="layout" svg:width="4.684cm" svg:height="2.012cm" svg:x="29cm" svg:y="57.288cm">
          <draw:text-box>
            <text:p text:style-name="P3"><text:span text:style-name="T2"><text:s/></text:span><text:span text:style-name="T1">71.2%</text:span></text:p>
          </draw:text-box>
        </draw:frame>
        <draw:path draw:style-name="gr21" draw:text-style-name="P2" draw:layer="layout" svg:width="0cm" svg:height="23.433cm" svg:x="15.978cm" svg:y="19.123cm" svg:viewBox="0 0 0 23434" svg:d="M0 0c0 1274 0 3197 0 4870v14395c0 1410 0 3013 0 4169">
          <text:p/>
        </draw:path>
        <draw:frame draw:style-name="gr24" draw:text-style-name="P6" draw:layer="layout" svg:width="4.57cm" svg:height="1.614cm" svg:x="13.73cm" svg:y="43.386cm">
          <draw:text-box>
            <text:p text:style-name="P3"><text:span text:style-name="T1">HNC</text:span><text:span text:style-name="T1">O</text:span></text:p>
          </draw:text-box>
        </draw:frame>
        <draw:path draw:style-name="gr25" draw:text-style-name="P2" draw:layer="layout" svg:width="9.61cm" svg:height="3.547cm" svg:x="25.4cm" svg:y="33.352cm" svg:viewBox="0 0 9611 3548" svg:d="M9611 0c-517 224-1114 460-1675 629-1159 349-1530 132-2677 514-1871 624-3877 1643-5259 2405">
          <text:p/>
        </draw:path>
        <draw:frame draw:style-name="gr13" draw:text-style-name="P9" draw:layer="layout" svg:width="4.684cm" svg:height="2.012cm" svg:x="13.768cm" svg:y="28.819cm">
          <draw:text-box>
            <text:p text:style-name="P3"><text:span text:style-name="T2"><text:s/></text:span><text:span text:style-name="T1">77.8</text:span><text:span text:style-name="T1">%</text:span></text:p>
          </draw:text-box>
        </draw:frame>
        <draw:path draw:style-name="gr12" draw:text-style-name="P2" draw:layer="layout" svg:width="5.104cm" svg:height="2.832cm" svg:x="32.673cm" svg:y="42.727cm" svg:viewBox="0 0 5105 2833" svg:d="M5105 1417c0 782-1143 1416-2552 1416s-2553-634-2553-1416c0-783 1144-1417 2553-1417s2552 634 2552 1417z">
          <text:p/>
        </draw:path>
        <draw:frame draw:style-name="gr26" draw:text-style-name="P7" draw:layer="layout" svg:width="4.574cm" svg:height="1.614cm" svg:x="30cm" svg:y="33.686cm">
          <draw:text-box>
            <text:p text:style-name="P3"><text:span text:style-name="T1"><text:s/></text:span><text:span text:style-name="T1">20.7%</text:span></text:p>
          </draw:text-box>
        </draw:frame>
        <draw:path draw:style-name="gr27" draw:text-style-name="P2" draw:layer="layout" svg:width="0.955cm" svg:height="8.518cm" svg:x="35.402cm" svg:y="34.045cm" svg:viewBox="0 0 956 8519" svg:d="M956 0c-242 2158-703 6265-956 8519">
          <text:p/>
        </draw:path>
        <draw:frame draw:style-name="gr10" draw:text-style-name="P6" draw:layer="layout" svg:width="3.406cm" svg:height="1.614cm" svg:x="33.5cm" svg:y="43.486cm">
          <draw:text-box>
            <text:p text:style-name="P3"><text:span text:style-name="T1">NCN</text:span></text:p>
          </draw:text-box>
        </draw:frame>
        <draw:path draw:style-name="gr25" draw:text-style-name="P2" draw:layer="layout" svg:width="5.004cm" svg:height="25.524cm" draw:transform="skewX (0.0242600766027212) rotate (0.121998514714404) translate (36.7596306683724cm 33.1888275761899cm)" svg:viewBox="0 0 5005 25525" svg:d="M1552 0c1431 907 3453 2547 3453 4574l-1 16060c0 2541-3241 4185-5004 4891">
          <text:p/>
        </draw:path>
        <draw:frame draw:style-name="gr26" draw:text-style-name="P7" draw:layer="layout" svg:width="4.574cm" svg:height="1.614cm" svg:x="33.726cm" svg:y="37.7cm">
          <draw:text-box>
            <text:p text:style-name="P3"><text:span text:style-name="T1"><text:s/></text:span><text:span text:style-name="T1">19.9%</text:span></text:p>
          </draw:text-box>
        </draw:frame>
        <draw:path draw:style-name="gr19" draw:text-style-name="P2" draw:layer="layout" svg:width="2.187cm" svg:height="15.399cm" svg:x="22.932cm" svg:y="38.7cm" svg:viewBox="0 0 2188 15400" svg:d="M0 0c490 3442 1678 11804 2188 15400">
          <text:p/>
        </draw:path>
        <draw:frame draw:style-name="gr13" draw:text-style-name="P9" draw:layer="layout" svg:width="4.684cm" svg:height="2.012cm" svg:x="41.1cm" svg:y="45.888cm">
          <draw:text-box>
            <text:p text:style-name="P3"><text:span text:style-name="T2"><text:s/></text:span><text:span text:style-name="T1">16.6%</text:span></text:p>
          </draw:text-box>
        </draw:frame>
        <draw:path draw:style-name="gr28" draw:text-style-name="P2" draw:layer="layout" svg:width="3.599cm" svg:height="4.499cm" svg:x="17.7cm" svg:y="38.4cm" svg:viewBox="0 0 3600 4500" svg:d="M3600 0c-820 378-1718 947-2378 1788-573 731-965 1789-1222 2712">
          <text:p/>
        </draw:path>
        <draw:frame draw:style-name="gr13" draw:text-style-name="P9" draw:layer="layout" svg:width="4.684cm" svg:height="2.012cm" svg:x="21.4cm" svg:y="45.188cm">
          <draw:text-box>
            <text:p text:style-name="P3"><text:span text:style-name="T2"><text:s/></text:span><text:span text:style-name="T1">64.2%</text:span></text:p>
          </draw:text-box>
        </draw:frame>
        <draw:path draw:style-name="gr29" draw:text-style-name="P2" draw:layer="layout" svg:width="8.37cm" svg:height="4.981cm" svg:x="24.6cm" svg:y="38.3cm" svg:viewBox="0 0 8371 4982" svg:d="M0 0c1515 1001 3729 2426 5704 3558 863 494 1825 997 2667 1424">
          <text:p/>
        </draw:path>
        <draw:frame draw:style-name="gr30" draw:text-style-name="P9" draw:layer="layout" svg:width="5.632cm" svg:height="2.012cm" svg:x="17.2cm" svg:y="38.9cm">
          <draw:text-box>
            <text:p text:style-name="P3"><text:span text:style-name="T2"><text:s/></text:span><text:span text:style-name="T1">10.0%</text:span></text:p>
          </draw:text-box>
        </draw:frame>
        <draw:path draw:style-name="gr12" draw:text-style-name="P2" draw:layer="layout" svg:width="4.758cm" svg:height="2.832cm" svg:x="13.841cm" svg:y="50.267cm" svg:viewBox="0 0 4759 2833" svg:d="M4759 1417c0 782-1065 1416-2380 1416-1314 0-2379-634-2379-1416 0-783 1065-1417 2379-1417 1315 0 2380 634 2380 1417z">
          <text:p/>
        </draw:path>
        <draw:frame draw:style-name="gr26" draw:text-style-name="P7" draw:layer="layout" svg:width="4.574cm" svg:height="1.614cm" svg:x="25cm" svg:y="39.286cm">
          <draw:text-box>
            <text:p text:style-name="P3"><text:span text:style-name="T1"><text:s/></text:span><text:span text:style-name="T1">19.9%</text:span></text:p>
          </draw:text-box>
        </draw:frame>
        <draw:path draw:style-name="gr31" draw:text-style-name="P2" draw:layer="layout" svg:width="0cm" svg:height="4.737cm" svg:x="15.978cm" svg:y="45.562cm" svg:viewBox="0 0 0 4738" svg:d="M0 0c0 1435 0 3258 0 4738">
          <text:p/>
        </draw:path>
        <draw:frame draw:style-name="gr32" draw:text-style-name="P6" draw:layer="layout" svg:width="2.8cm" svg:height="2.075cm" svg:x="14.8cm" svg:y="50.926cm">
          <draw:text-box>
            <text:p text:style-name="P3"><text:span text:style-name="T1">N</text:span><text:span text:style-name="T1">H</text:span><text:span text:style-name="T3">2</text:span></text:p>
          </draw:text-box>
        </draw:frame>
        <draw:path draw:style-name="gr33" draw:text-style-name="P2" draw:layer="layout" svg:width="0.013cm" svg:height="12.64cm" draw:transform="skewX (-0.186750229963393) translate (35.2117163097515cm 45.559cm)" svg:viewBox="0 0 14 12641" svg:d="M14 0c-3 2836-10 9727-14 12641">
          <text:p/>
        </draw:path>
        <draw:frame draw:style-name="gr26" draw:text-style-name="P7" draw:layer="layout" svg:width="4.574cm" svg:height="1.614cm" svg:x="13.6cm" svg:y="46.5cm">
          <draw:text-box>
            <text:p text:style-name="P3"><text:span text:style-name="T1"><text:s/></text:span><text:span text:style-name="T1">46.8%</text:span></text:p>
          </draw:text-box>
        </draw:frame>
        <draw:path draw:style-name="gr12" draw:text-style-name="P2" draw:layer="layout" svg:width="3.12cm" svg:height="2.832cm" svg:x="61.1cm" svg:y="7.067cm" svg:viewBox="0 0 3121 2833" svg:d="M3121 1416c0 782-699 1417-1560 1417s-1561-635-1561-1417 700-1416 1561-1416 1560 634 1560 1416z">
          <text:p/>
        </draw:path>
        <draw:frame draw:style-name="gr34" draw:text-style-name="P7" draw:layer="layout" svg:width="4.174cm" svg:height="1.614cm" svg:x="34.126cm" svg:y="51.019cm">
          <draw:text-box>
            <text:p text:style-name="P3"><text:span text:style-name="T1"><text:s/></text:span><text:span text:style-name="T1">6.6%</text:span></text:p>
          </draw:text-box>
        </draw:frame>
        <draw:path draw:style-name="gr35" draw:text-style-name="P2" draw:layer="layout" svg:width="24.759cm" svg:height="34.099cm" svg:x="37.94cm" svg:y="9.953cm" svg:viewBox="0 0 24760 34100" svg:d="M24760 0c0 1165 0 2857 0 4336v24100c0 4264-17411 5382-24760 5664">
          <text:p/>
        </draw:path>
        <draw:frame draw:style-name="gr36" draw:text-style-name="P4" draw:layer="layout" svg:width="1.7cm" svg:height="2.075cm" svg:x="61.8cm" svg:y="7.6cm">
          <draw:text-box>
            <text:p text:style-name="P3"><text:span text:style-name="T1">N</text:span><text:span text:style-name="T3">2</text:span></text:p>
          </draw:text-box>
        </draw:frame>
        <draw:path draw:style-name="gr37" draw:text-style-name="P10" draw:layer="layout" svg:width="7.432cm" svg:height="2.832cm" svg:x="37.167cm" svg:y="7.067cm" svg:viewBox="0 0 7433 2833" svg:d="M7433 1416c0 782-1665 1417-3717 1417s-3716-635-3716-1417 1664-1416 3716-1416 3717 634 3717 1416z">
          <text:p/>
        </draw:path>
        <draw:frame draw:style-name="gr26" draw:text-style-name="P7" draw:layer="layout" svg:width="4.574cm" svg:height="1.614cm" svg:x="59.902cm" svg:y="30.544cm">
          <draw:text-box>
            <text:p text:style-name="P3"><text:span text:style-name="T1"><text:s/></text:span><text:span text:style-name="T1">57.0%</text:span></text:p>
          </draw:text-box>
        </draw:frame>
        <draw:path draw:style-name="gr12" draw:text-style-name="P2" draw:layer="layout" svg:width="7.432cm" svg:height="2.833cm" svg:x="49.867cm" svg:y="12.366cm" svg:viewBox="0 0 7433 2834" svg:d="M7433 1417c0 782-1665 1417-3717 1417s-3716-635-3716-1417c0-783 1664-1417 3716-1417s3717 634 3717 1417z">
          <text:p/>
        </draw:path>
        <draw:frame draw:style-name="gr38" draw:text-style-name="P6" draw:layer="layout" svg:width="4.345cm" svg:height="2.075cm" svg:x="38.8cm" svg:y="7.625cm">
          <draw:text-box>
            <text:p text:style-name="P3"><text:span text:style-name="T1">C</text:span><text:span text:style-name="T3">5</text:span><text:span text:style-name="T1">H</text:span><text:span text:style-name="T3">5</text:span><text:span text:style-name="T1">N</text:span></text:p>
          </draw:text-box>
        </draw:frame>
        <draw:frame draw:style-name="gr39" draw:text-style-name="P4" draw:layer="layout" svg:width="4.345cm" svg:height="2.075cm" svg:x="51.2cm" svg:y="13.025cm">
          <draw:text-box>
            <text:p text:style-name="P3"><text:span text:style-name="T1">C</text:span><text:span text:style-name="T3">5</text:span><text:span text:style-name="T1">H</text:span><text:span text:style-name="T3">4</text:span><text:span text:style-name="T1">N</text:span></text:p>
          </draw:text-box>
        </draw:frame>
        <draw:path draw:style-name="gr12" draw:text-style-name="P2" draw:layer="layout" svg:width="10.163cm" svg:height="2.833cm" svg:x="33.8cm" svg:y="20.9cm" svg:viewBox="0 0 10164 2834" svg:d="M10164 1416c0 784-2276 1418-5083 1418-2806 0-5081-634-5081-1418 0-782 2275-1416 5081-1416 2807 0 5083 634 5083 1416z">
          <text:p/>
        </draw:path>
        <draw:path draw:style-name="gr40" draw:text-style-name="P2" draw:layer="layout" svg:width="9.627cm" svg:height="6.443cm" svg:x="40.372cm" svg:y="14.6cm" svg:viewBox="0 0 9628 6444" svg:d="M9628 0c-2784 1865-6740 4514-9628 6444">
          <text:p/>
        </draw:path>
        <draw:frame draw:style-name="gr41" draw:text-style-name="P6" draw:layer="layout" svg:width="5.979cm" svg:height="2.075cm" svg:x="35.801cm" svg:y="21.48cm">
          <draw:text-box>
            <text:p text:style-name="P3"><text:span text:style-name="T1">C</text:span><text:span text:style-name="T3">5</text:span><text:span text:style-name="T1">H</text:span><text:span text:style-name="T3">4</text:span><text:span text:style-name="T1">NO</text:span><text:span text:style-name="T3">2</text:span></text:p>
          </draw:text-box>
        </draw:frame>
        <draw:path draw:style-name="gr12" draw:text-style-name="P2" draw:layer="layout" svg:width="8.956cm" svg:height="2.833cm" svg:x="48.943cm" svg:y="20.866cm" svg:viewBox="0 0 8957 2834" svg:d="M8957 1416c0 784-2005 1418-4478 1418s-4479-634-4479-1418c0-782 2006-1416 4479-1416s4478 634 4478 1416z">
          <text:p/>
        </draw:path>
        <draw:frame draw:style-name="gr15" draw:text-style-name="P9" draw:layer="layout" svg:width="5.492cm" svg:height="2.012cm" svg:x="43.108cm" svg:y="16.2cm">
          <draw:text-box>
            <text:p text:style-name="P3"><text:span text:style-name="T2"><text:s/></text:span><text:span text:style-name="T1">100.</text:span><text:span text:style-name="T1">0%</text:span></text:p>
          </draw:text-box>
        </draw:frame>
        <draw:frame draw:style-name="gr42" draw:text-style-name="P4" draw:layer="layout" svg:width="5.42cm" svg:height="2.075cm" svg:x="50.58cm" svg:y="21.5cm">
          <draw:text-box>
            <text:p text:style-name="P3"><text:span text:style-name="T1">C</text:span><text:span text:style-name="T3">4</text:span><text:span text:style-name="T1">H</text:span><text:span text:style-name="T3">4</text:span><text:span text:style-name="T1">CN</text:span></text:p>
          </draw:text-box>
        </draw:frame>
        <draw:path draw:style-name="gr20" draw:text-style-name="P2" draw:layer="layout" svg:width="5.256cm" svg:height="5.194cm" svg:x="31.743cm" svg:y="60.5cm" svg:viewBox="0 0 5257 5195" svg:d="M5257 0c-1436 1418-3651 3609-5257 5195">
          <text:p/>
        </draw:path>
        <draw:path draw:style-name="gr8" draw:text-style-name="P8" draw:layer="layout" svg:width="4.758cm" svg:height="2.832cm" svg:x="7.554cm" svg:y="7.118cm" svg:viewBox="0 0 4759 2833" svg:d="M4759 1416c0 782-1066 1417-2380 1417s-2379-635-2379-1417 1065-1416 2379-1416 2380 634 2380 1416z">
          <text:p/>
        </draw:path>
        <draw:path draw:style-name="gr9" draw:text-style-name="P2" draw:layer="layout" svg:width="4.758cm" svg:height="2.832cm" svg:x="7.554cm" svg:y="7.118cm" svg:viewBox="0 0 4759 2833" svg:d="M4759 1416c0 782-1066 1417-2380 1417s-2379-635-2379-1417 1065-1416 2379-1416 2380 634 2380 1416z">
          <text:p/>
        </draw:path>
        <draw:frame draw:style-name="gr13" draw:text-style-name="P9" draw:layer="layout" svg:width="4.684cm" svg:height="2.012cm" svg:x="32.9cm" svg:y="61.588cm">
          <draw:text-box>
            <text:p text:style-name="P3"><text:span text:style-name="T2"><text:s/></text:span><text:span text:style-name="T1">36.4%</text:span></text:p>
          </draw:text-box>
        </draw:frame>
        <draw:path draw:style-name="gr43" draw:text-style-name="P2" draw:layer="layout" svg:width="4.166cm" svg:height="40.946cm" svg:x="9.933cm" svg:y="9.953cm" svg:viewBox="0 0 4167 40947" svg:d="M0 0c0 1222 0 2997 0 4548v31316c0 2368 2336 4094 4167 5083">
          <text:p/>
        </draw:path>
        <draw:frame draw:style-name="gr32" draw:text-style-name="P6" draw:layer="layout" svg:width="2.8cm" svg:height="2.075cm" svg:x="8.3cm" svg:y="7.8cm">
          <draw:text-box>
            <text:p text:style-name="P3"><text:span text:style-name="T1">NH</text:span><text:span text:style-name="T3">3</text:span></text:p>
          </draw:text-box>
        </draw:frame>
        <draw:path draw:style-name="gr28" draw:text-style-name="P2" draw:layer="layout" svg:width="4.418cm" svg:height="18.825cm" svg:x="15.978cm" svg:y="53cm" svg:viewBox="0 0 4419 18826" svg:d="M0 0c0 1070 0 2625 0 3983v10396c0 2180 2469 3636 4419 4447">
          <text:p/>
        </draw:path>
        <draw:frame draw:style-name="gr13" draw:text-style-name="P9" draw:layer="layout" svg:width="4.684cm" svg:height="2.012cm" svg:x="7.568cm" svg:y="28.3cm">
          <draw:text-box>
            <text:p text:style-name="P3"><text:span text:style-name="T2"><text:s/></text:span><text:span text:style-name="T1">51.9%</text:span></text:p>
          </draw:text-box>
        </draw:frame>
        <draw:path draw:style-name="gr28" draw:text-style-name="P2" draw:layer="layout" svg:width="6.322cm" svg:height="2.454cm" svg:x="17.1cm" svg:y="52.9cm" svg:viewBox="0 0 6323 2455" svg:d="M0 0c239 488 639 1075 1288 1441 761 430 3295 802 5035 1014">
          <text:p/>
        </draw:path>
        <draw:frame draw:style-name="gr13" draw:text-style-name="P9" draw:layer="layout" svg:width="4.684cm" svg:height="2.012cm" svg:x="13.816cm" svg:y="59.7cm">
          <draw:text-box>
            <text:p text:style-name="P3"><text:span text:style-name="T2"><text:s/></text:span><text:span text:style-name="T1">15.6%</text:span></text:p>
          </draw:text-box>
        </draw:frame>
        <draw:path draw:style-name="gr12" draw:text-style-name="P2" draw:layer="layout" svg:width="9.818cm" svg:height="2.833cm" svg:x="48.9cm" svg:y="30.266cm" svg:viewBox="0 0 9819 2834" svg:d="M9819 1416c0 784-2198 1418-4909 1418-2712 0-4910-634-4910-1418 0-782 2198-1416 4910-1416 2711 0 4909 634 4909 1416z">
          <text:p/>
        </draw:path>
        <draw:frame draw:style-name="gr13" draw:text-style-name="P7" draw:layer="layout" svg:width="4.684cm" svg:height="2.012cm" svg:x="17.416cm" svg:y="53.7cm">
          <draw:text-box>
            <text:p text:style-name="P3"><text:span text:style-name="T1"><text:s/></text:span><text:span text:style-name="T1">15.0%</text:span></text:p>
          </draw:text-box>
        </draw:frame>
        <draw:path draw:style-name="gr40" draw:text-style-name="P2" draw:layer="layout" svg:width="0.099cm" svg:height="6.499cm" svg:x="53.5cm" svg:y="23.8cm" svg:viewBox="0 0 100 6500" svg:d="M0 0c30 1931 70 4520 100 6500">
          <text:p/>
        </draw:path>
        <draw:frame draw:style-name="gr44" draw:text-style-name="P6" draw:layer="layout" svg:width="6.72cm" svg:height="1.614cm" svg:x="50.48cm" svg:y="31cm">
          <draw:text-box>
            <text:p text:style-name="P3"><text:span text:style-name="T1">CHCHCN</text:span></text:p>
          </draw:text-box>
        </draw:frame>
        <draw:path draw:style-name="gr45" draw:text-style-name="P2" draw:layer="layout" svg:width="10.599cm" svg:height="0.795cm" svg:x="38.2cm" svg:y="31.704cm" svg:viewBox="0 0 10600 796" svg:d="M10600 0c-3215 241-7616 572-10600 796">
          <text:p/>
        </draw:path>
        <draw:frame draw:style-name="gr15" draw:text-style-name="P9" draw:layer="layout" svg:width="5.492cm" svg:height="2.012cm" svg:x="50.9cm" svg:y="25.088cm">
          <draw:text-box>
            <text:p text:style-name="P3"><text:span text:style-name="T2"><text:s/></text:span><text:span text:style-name="T1">100.0%</text:span></text:p>
          </draw:text-box>
        </draw:frame>
        <draw:frame draw:style-name="gr26" draw:text-style-name="P7" draw:layer="layout" svg:width="4.574cm" svg:height="1.614cm" svg:x="41.9cm" svg:y="31.286cm">
          <draw:text-box>
            <text:p text:style-name="P3"><text:span text:style-name="T1"><text:s/></text:span><text:span text:style-name="T1">93.9%</text:span></text:p>
          </draw:text-box>
        </draw:frame>
        <draw:line draw:style-name="gr46" draw:text-style-name="P11" draw:layer="layout" svg:x1="38.3cm" svg:y1="20.9cm" svg:x2="30.7cm" svg:y2="9.1cm">
          <text:p/>
        </draw:line>
        <draw:path draw:style-name="gr40" draw:text-style-name="P2" draw:layer="layout" svg:width="4.786cm" svg:height="0.134cm" draw:transform="skewX (1.3864895577843) rotate (1.56451314148772) translate (53.3699273544739cm 20.0867870887672cm)" svg:viewBox="0 0 4787 135" svg:d="M4787 0c-1385 39-3351 94-4787 135">
          <text:p/>
        </draw:path>
        <draw:frame draw:style-name="gr15" draw:text-style-name="P9" draw:layer="layout" svg:width="5.492cm" svg:height="2.012cm" svg:x="50.7cm" svg:y="16.2cm">
          <draw:text-box>
            <text:p text:style-name="P3"><text:span text:style-name="T2"><text:s/></text:span><text:span text:style-name="T1">100.0%</text:span></text:p>
          </draw:text-box>
        </draw:frame>
        <draw:path draw:style-name="gr14" draw:text-style-name="P2" draw:layer="layout" svg:width="8.211cm" svg:height="4.421cm" draw:transform="skewX (-0.19076448724298) rotate (0.0464257581030492) translate (44.3001236376618cm 8.50051644620781cm)" svg:viewBox="0 0 8212 4422" svg:d="M0 0c2401 104 6180 382 7143 1119 1134 868 1148 2344 1008 3303">
          <text:p/>
        </draw:path>
        <draw:frame draw:style-name="gr15" draw:text-style-name="P9" draw:layer="layout" svg:width="5.492cm" svg:height="2.012cm" svg:x="48.608cm" svg:y="7.788cm">
          <draw:text-box>
            <text:p text:style-name="P3"><text:span text:style-name="T2"><text:s/></text:span><text:span text:style-name="T1">100.0%</text:span></text:p>
          </draw:text-box>
        </draw:frame>
        <draw:path draw:style-name="gr47" draw:text-style-name="P2" draw:layer="layout" svg:width="5.356cm" svg:height="4.599cm" svg:x="24.9cm" svg:y="67.4cm" svg:viewBox="0 0 5357 4600" svg:d="M5357 0c-1463 1256-3720 3196-5357 4600">
          <text:p/>
        </draw:path>
        <draw:frame draw:style-name="gr7" draw:text-style-name="P7" draw:layer="layout" svg:width="4.684cm" svg:height="1.614cm" svg:x="25.716cm" svg:y="68.496cm">
          <draw:text-box>
            <text:p text:style-name="P3"><text:span text:style-name="T1"><text:s/></text:span><text:span text:style-name="T1">11.5%</text:span></text:p>
          </draw:text-box>
        </draw:frame>
        <draw:path draw:style-name="gr48" draw:text-style-name="P2" draw:layer="layout" svg:width="7.695cm" svg:height="4.397cm" draw:transform="skewX (0.035081117965086) rotate (-3.08923277602996) translate (33.0612194924942cm 72.3971584511742cm)" svg:viewBox="0 0 7696 4398" svg:d="M7696 0c-2250 104-5791 381-6693 1114-1064 863-1077 2331-946 3284">
          <text:p/>
        </draw:path>
        <draw:frame draw:style-name="gr7" draw:text-style-name="P7" draw:layer="layout" svg:width="4.684cm" svg:height="1.614cm" svg:x="30.3cm" svg:y="69.896cm">
          <draw:text-box>
            <text:p text:style-name="P3"><text:span text:style-name="T1"><text:s/></text:span><text:span text:style-name="T1">15.9%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xhtml="http://www.w3.org/1999/xhtml" xmlns:css3t="http://www.w3.org/TR/css3-text/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ular1" svg:font-family="NimbusRomanular"/>
    <style:font-face style:name="Times1" svg:font-family="Times" style:font-family-generic="roman"/>
    <style:font-face style:name="Times2" svg:font-family="Times" style:font-adornments="Regular" style:font-family-generic="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ular" svg:font-family="NimbusRoman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7cm" fo:margin-bottom="1cm" fo:margin-left="7cm" fo:margin-right="1cm" fo:page-width="70.555cm" fo:page-height="81.2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6T20:24:31.436815583</dc:date>
    <meta:editing-duration>PT58M27S</meta:editing-duration>
    <meta:editing-cycles>23</meta:editing-cycles>
    <meta:generator>LibreOffice/6.4.7.2$Linux_X86_64 LibreOffice_project/40$Build-2</meta:generator>
    <meta:document-statistic meta:object-count="100"/>
  </office:meta>
</office:document-meta>
</file>